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2fa29" officeooo:paragraph-rsid="0002fa29" style:font-weight-asian="bold" style:font-weight-complex="bold"/>
    </style:style>
    <style:style style:name="P2" style:family="paragraph" style:parent-style-name="Standard" style:list-style-name="L1">
      <style:text-properties officeooo:rsid="0002fa29" officeooo:paragraph-rsid="0002fa29"/>
    </style:style>
    <style:style style:name="P3" style:family="paragraph" style:parent-style-name="Standard">
      <style:text-properties fo:font-size="13pt" fo:font-weight="bold" officeooo:rsid="0002fa29" officeooo:paragraph-rsid="0002fa29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032dc5" officeooo:paragraph-rsid="00032dc5" style:font-size-asian="11.3500003814697pt" style:font-weight-asian="bold" style:font-size-complex="13pt" style:font-weight-complex="bold"/>
    </style:style>
    <style:style style:name="P5" style:family="paragraph" style:parent-style-name="Standard" style:list-style-name="L3">
      <style:text-properties fo:font-size="13pt" fo:font-weight="normal" officeooo:rsid="0002ff33" officeooo:paragraph-rsid="0002ff33" style:font-size-asian="11.3500003814697pt" style:font-weight-asian="normal" style:font-size-complex="13pt" style:font-weight-complex="normal"/>
    </style:style>
    <style:style style:name="P6" style:family="paragraph" style:parent-style-name="Standard" style:list-style-name="L3">
      <style:text-properties fo:font-size="13pt" fo:font-weight="normal" officeooo:rsid="00032dc5" officeooo:paragraph-rsid="00032dc5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032dc5" officeooo:paragraph-rsid="00032dc5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5">
      <style:text-properties fo:font-size="13pt" fo:font-weight="normal" officeooo:rsid="00032dc5" officeooo:paragraph-rsid="00032dc5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8">
      <style:text-properties fo:font-size="13pt" fo:font-weight="normal" officeooo:rsid="00032dc5" officeooo:paragraph-rsid="00032dc5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8">
      <style:text-properties fo:font-size="13pt" fo:font-weight="normal" officeooo:rsid="00047841" officeooo:paragraph-rsid="00047841" style:font-size-asian="11.3500003814697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5b85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17627516" text:style-name="L1">
        <text:list-item>
          <text:p text:style-name="P2">Dorobo, Gumba and Athi</text:p>
        </text:list-item>
        <text:list-item>
          <text:p text:style-name="P2">Bantu, Nilotes, Cushites and Semites</text:p>
        </text:list-item>
        <text:list-item>
          <text:p text:style-name="P2">Bantu</text:p>
        </text:list-item>
        <text:list-item>
          <text:p text:style-name="P2">Overpopulation</text:p>
        </text:list-item>
        <text:list-item>
          <text:p text:style-name="P2">Eastern and Western Bantus</text:p>
        </text:list-item>
        <text:list-item>
          <text:p text:style-name="P2">Because of hostilities from the Gala.</text:p>
        </text:list-item>
        <text:list-item>
          <text:p text:style-name="P2">Because of floods and diseases</text:p>
        </text:list-item>
        <text:list-item>
          <text:p text:style-name="P2">L Albert and L Edward.</text:p>
        </text:list-item>
        <text:list-item>
          <text:p text:style-name="P2">Ngoni</text:p>
        </text:list-item>
        <text:list-item>
          <text:p text:style-name="P2">Basoga, Batoro, Baganda</text:p>
        </text:list-item>
      </text:list>
      <text:p text:style-name="P3">MENTOR SST PG 45 EX 2B</text:p>
      <text:list xml:id="list1607938144" text:style-name="L3">
        <text:list-item>
          <text:p text:style-name="P5">Pastoralism</text:p>
        </text:list-item>
        <text:list-item>
          <text:p text:style-name="P5">Dinka, Lang’i, Japadola</text:p>
        </text:list-item>
        <text:list-item>
          <text:p text:style-name="P5">Southern Cushites</text:p>
        </text:list-item>
        <text:list-item>
          <text:p text:style-name="P5">Circumcision</text:p>
        </text:list-item>
        <text:list-item>
          <text:p text:style-name="P5">Ethiopia</text:p>
        </text:list-item>
        <text:list-item>
          <text:p text:style-name="P5">Sindano, Danakil, Ogaden</text:p>
        </text:list-item>
        <text:list-item>
          <text:p text:style-name="P5">Pasture and water for their animals</text:p>
        </text:list-item>
        <text:list-item>
          <text:p text:style-name="P5">Nomadic pastoralism</text:p>
        </text:list-item>
        <text:list-item>
          <text:p text:style-name="P6">River Lake Nilotes</text:p>
        </text:list-item>
        <text:list-item>
          <text:p text:style-name="P6"><text:s/>Semites</text:p>
        </text:list-item>
      </text:list>
      <text:p text:style-name="P4">MENTOR SST PG 46 EX 2C</text:p>
      <text:list xml:id="list2942006324" text:style-name="L5">
        <text:list-item>
          <text:p text:style-name="P8">Kwa speakers</text:p>
        </text:list-item>
        <text:list-item>
          <text:p text:style-name="P8">Mali, Ghana, Guinea, Senegal,and Sierra Leone</text:p>
        </text:list-item>
        <text:list-item>
          <text:p text:style-name="P8">Mali, Mauritian, Chad and Nigeria</text:p>
        </text:list-item>
        <text:list-item>
          <text:p text:style-name="P8">Voltaic speakers</text:p>
        </text:list-item>
        <text:list-item>
          <text:p text:style-name="P8">Traders</text:p>
        </text:list-item>
        <text:list-item>
          <text:p text:style-name="P8">Afro-Asiatic</text:p>
        </text:list-item>
        <text:list-item>
          <text:p text:style-name="P8">Nilo-Sa<text:span text:style-name="T3">hara</text:span></text:p>
        </text:list-item>
        <text:list-item>
          <text:p text:style-name="P8">Serer, Wolofs and Fulani</text:p>
        </text:list-item>
        <text:list-item>
          <text:p text:style-name="P8">Mandika</text:p>
        </text:list-item>
        <text:list-item>
          <text:p text:style-name="P8">Ghana, Togo, Nigeria</text:p>
        </text:list-item>
      </text:list>
      <text:p text:style-name="P7"/>
      <text:p text:style-name="P4">MENTOR SST PG 48 EX 2D</text:p>
      <text:list xml:id="list3502155499" text:style-name="L8">
        <text:list-item>
          <text:p text:style-name="P9">Morocco, <text:s/>Libya, <text:s/>Algeria, Egypt</text:p>
        </text:list-item>
        <text:list-item>
          <text:p text:style-name="P10">Arabs, Babas, Berbers, Tuaregs</text:p>
        </text:list-item>
        <text:list-item>
          <text:p text:style-name="P10">Tuaregs</text:p>
        </text:list-item>
        <text:list-item>
          <text:p text:style-name="P10">Khoisan, Mbabuti</text:p>
        </text:list-item>
        <text:list-item>
          <text:p text:style-name="P10">Mozambique, Cameroon, Angola</text:p>
        </text:list-item>
        <text:list-item>
          <text:p text:style-name="P10">Nyanja, Chewa, Ng’onde</text:p>
        </text:list-item>
        <text:list-item>
          <text:p text:style-name="P10">Bulala, Swana, Kalahari</text:p>
        </text:list-item>
        <text:list-item>
          <text:p text:style-name="P10">Afrikaners</text:p>
        </text:list-item>
        <text:list-item>
          <text:p text:style-name="P10">South Africa</text:p>
        </text:list-item>
        <text:list-item>
          <text:p text:style-name="P10">White and Bla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2fa29" officeooo:paragraph-rsid="0002fa29" style:font-weight-asian="bold" style:font-weight-complex="bold"/>
    </style:style>
    <style:page-layout style:name="Mpm1">
      <style:page-layout-properties fo:page-width="8.3598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ENTOR <text:s/>SST PG 43 EX 2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1:40:04.525481135</meta:creation-date>
    <dc:date>2020-04-05T13:11:20.579621404</dc:date>
    <meta:editing-duration>PT37M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4" meta:word-count="174" meta:character-count="950" meta:non-whitespace-character-count="856"/>
  </office:meta>
</office:document-meta>
</file>